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1559" officeooo:paragraph-rsid="00091559"/>
    </style:style>
    <style:style style:name="P2" style:family="paragraph" style:parent-style-name="Standard">
      <style:text-properties officeooo:rsid="00091559" officeooo:paragraph-rsid="00080775"/>
    </style:style>
    <style:style style:name="P3" style:family="paragraph" style:parent-style-name="Standard">
      <style:text-properties officeooo:rsid="000ef541" officeooo:paragraph-rsid="000ef541"/>
    </style:style>
    <style:style style:name="P4" style:family="paragraph" style:parent-style-name="Standard">
      <style:text-properties officeooo:rsid="00197828" officeooo:paragraph-rsid="00197828"/>
    </style:style>
    <style:style style:name="P5" style:family="paragraph" style:parent-style-name="Standard">
      <style:text-properties officeooo:rsid="0008a5f9" officeooo:paragraph-rsid="00091559"/>
    </style:style>
    <style:style style:name="P6" style:family="paragraph" style:parent-style-name="Standard">
      <style:text-properties officeooo:rsid="0008a5f9" officeooo:paragraph-rsid="0008a5f9"/>
    </style:style>
    <style:style style:name="P7" style:family="paragraph" style:parent-style-name="Standard">
      <style:text-properties officeooo:rsid="001a82fc" officeooo:paragraph-rsid="001a82fc"/>
    </style:style>
    <style:style style:name="P8" style:family="paragraph" style:parent-style-name="Standard">
      <style:text-properties officeooo:rsid="00080775" officeooo:paragraph-rsid="00080775"/>
    </style:style>
    <style:style style:name="P9" style:family="paragraph" style:parent-style-name="Standard">
      <style:text-properties officeooo:rsid="001728dd" officeooo:paragraph-rsid="001728dd"/>
    </style:style>
    <style:style style:name="P10" style:family="paragraph" style:parent-style-name="Standard">
      <style:text-properties officeooo:rsid="000c4d47" officeooo:paragraph-rsid="000c4d47"/>
    </style:style>
    <style:style style:name="P11" style:family="paragraph" style:parent-style-name="Standard">
      <style:text-properties officeooo:rsid="001beac8" officeooo:paragraph-rsid="001beac8"/>
    </style:style>
    <style:style style:name="T1" style:family="text">
      <style:text-properties officeooo:rsid="00091559"/>
    </style:style>
    <style:style style:name="T2" style:family="text">
      <style:text-properties officeooo:rsid="00099c96"/>
    </style:style>
    <style:style style:name="T3" style:family="text">
      <style:text-properties officeooo:rsid="000c204e"/>
    </style:style>
    <style:style style:name="T4" style:family="text">
      <style:text-properties fo:font-weight="normal" officeooo:rsid="000c204e" style:font-weight-asian="normal" style:font-weight-complex="normal"/>
    </style:style>
    <style:style style:name="T5" style:family="text">
      <style:text-properties officeooo:rsid="0010397f"/>
    </style:style>
    <style:style style:name="T6" style:family="text">
      <style:text-properties officeooo:rsid="001a82fc"/>
    </style:style>
    <style:style style:name="T7" style:family="text">
      <style:text-properties officeooo:rsid="001b60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kt dotyczy tworzenia ekstraktu planu zajęć dla prowadzącego z pliku Excel. Chcemy aby możliwe było przesyłanie plików z różnym formatowaniem (szablon arkusza), <text:span text:style-name="T5">wtedy podajemy, gdzie są interesujące nas dane, a gdzie opisy etykiet</text:span>.</text:p>
      <text:p text:style-name="P3"/>
      <text:p text:style-name="P4">Serwer przechowuje jeden aktualny plik. </text:p>
      <text:p text:style-name="P4">W systemie będzie specjalny użytkownik – administrator mogący modyfikować ten plik: usunąć go, zamienić na inny, dodać. Tylko on będzie w stanie to zrobić. Serwer będzie potwierdzał jego tożsamość (hasło) i udostępniał mu podane wyżej opcje. W razie błędnego podania hasła, <text:span text:style-name="T6">będzie możliwość wygenerowania nowego i wysłania go na z góry wcześniej wyspecyfikowany e-mail. Zadaniem administratora będzie przekazanie serwerowi, gdzie znajdują się potrzebne dane w naszym pliku (gdzie są kolumny, niepotrzebne informacje itd.).</text:span></text:p>
      <text:p text:style-name="P3"/>
      <text:p text:style-name="P7">Klient (zwykły użytkownik, bez logowania) wchodzi na naszą stronę, wpisuje swoje nazwisko (jeżeli osób o takim samym nazwisku w pliku jest więcej, to jest pytany o imię), następnie wybiera interesujące go informacje (np. listy, checkboxy, sortowanie, <text:span text:style-name="T7">formatowanie</text:span>) <text:s/><text:span text:style-name="T7">i w wyniku tego otrzymuje tabelkę z potrzebnymi informacjami. Może wtedy powrócić, wybrać inne ustawienia albo wyjść.</text:span></text:p>
      <text:p text:style-name="P7"/>
      <text:p text:style-name="P11">Możliwe rozszerzenia:</text:p>
      <text:p text:style-name="P11">- możliwość wysłania prosto ze strony internetowej e-maila do administratora (np. z informacją, że dane zawarte tam są błędne)</text:p>
      <text:p text:style-name="P11">- generowanie pliku, który można pobrać wprost ze strony</text:p>
      <text:p text:style-name="P8"/>
      <text:p text:style-name="P8">Technologie:</text:p>
      <text:p text:style-name="P8">-Java</text:p>
      <text:p text:style-name="P8">-Javascript</text:p>
      <text:p text:style-name="P11">-jQuery</text:p>
      <text:p text:style-name="P8">-ApachePOI <text:span text:style-name="T3">(</text:span><text:span text:style-name="T4">.xlsx</text:span><text:span text:style-name="T3">)</text:span></text:p>
      <text:p text:style-name="P8">-REST (JSON)</text:p>
      <text:p text:style-name="P8">-Spring</text:p>
      <text:p text:style-name="P8">-gradle</text:p>
      <text:p text:style-name="P11">-maven</text:p>
      <text:p text:style-name="P8">-bootstrap</text:p>
      <text:p text:style-name="P9">-system kontroli wersji GitHub</text:p>
      <text:p text:style-name="P2"/>
      <text:p text:style-name="P8"/>
      <text:p text:style-name="P10">Architektura:</text:p>
      <text:p text:style-name="P6">Wykorzystamy technologię RESTową. <text:span text:style-name="T2">Komunikacja za pomocą JSON-ów pomiędzy serwisem webowym (javascript) a serwerem(java - Spring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2:14:02.412000000</meta:creation-date>
    <dc:date>2018-03-16T19:42:12.973000000</dc:date>
    <meta:editing-duration>PT31M8S</meta:editing-duration>
    <meta:editing-cycles>12</meta:editing-cycles>
    <meta:generator>LibreOffice/5.3.4.2$Windows_X86_64 LibreOffice_project/f82d347ccc0be322489bf7da61d7e4ad13fe2ff3</meta:generator>
    <meta:document-statistic meta:table-count="0" meta:image-count="0" meta:object-count="0" meta:page-count="1" meta:paragraph-count="20" meta:word-count="226" meta:character-count="1650" meta:non-whitespace-character-count="1441"/>
  </office:meta>
</office:document-meta>
</file>